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7c93" officeooo:paragraph-rsid="000f7c93"/>
    </style:style>
    <style:style style:name="P2" style:family="paragraph" style:parent-style-name="Standard">
      <style:text-properties officeooo:rsid="00107d9a" officeooo:paragraph-rsid="00107d9a"/>
    </style:style>
    <style:style style:name="P3" style:family="paragraph" style:parent-style-name="Standard">
      <style:text-properties officeooo:rsid="001183b9" officeooo:paragraph-rsid="001183b9"/>
    </style:style>
    <style:style style:name="P4" style:family="paragraph" style:parent-style-name="Standard">
      <style:text-properties officeooo:rsid="001282eb" officeooo:paragraph-rsid="001282eb"/>
    </style:style>
    <style:style style:name="P5" style:family="paragraph" style:parent-style-name="Standard">
      <style:text-properties officeooo:rsid="001348b8" officeooo:paragraph-rsid="001348b8"/>
    </style:style>
    <style:style style:name="P6" style:family="paragraph" style:parent-style-name="Standard" style:list-style-name="L5">
      <style:text-properties officeooo:rsid="001348b8" officeooo:paragraph-rsid="001348b8"/>
    </style:style>
    <style:style style:name="P7" style:family="paragraph" style:parent-style-name="Standard">
      <style:text-properties officeooo:rsid="001348b8" officeooo:paragraph-rsid="001348b8"/>
    </style:style>
    <style:style style:name="P8" style:family="paragraph" style:parent-style-name="Standard" style:list-style-name="L1">
      <style:text-properties officeooo:rsid="00107d9a" officeooo:paragraph-rsid="0024120d"/>
    </style:style>
    <style:style style:name="P9" style:family="paragraph" style:parent-style-name="Standard" style:list-style-name="L7">
      <style:text-properties officeooo:rsid="00107d9a" officeooo:paragraph-rsid="0024120d"/>
    </style:style>
    <style:style style:name="P10" style:family="paragraph" style:parent-style-name="Standard" style:list-style-name="L2">
      <style:text-properties officeooo:rsid="001183b9" officeooo:paragraph-rsid="001183b9"/>
    </style:style>
    <style:style style:name="P11" style:family="paragraph" style:parent-style-name="Standard" style:list-style-name="L3">
      <style:text-properties officeooo:rsid="001282eb" officeooo:paragraph-rsid="0024120d"/>
    </style:style>
    <style:style style:name="P12" style:family="paragraph" style:parent-style-name="Standard" style:list-style-name="L7">
      <style:text-properties officeooo:rsid="001282eb" officeooo:paragraph-rsid="0024120d"/>
    </style:style>
    <style:style style:name="P13" style:family="paragraph" style:parent-style-name="Standard">
      <style:text-properties officeooo:rsid="000f7c93" officeooo:paragraph-rsid="000f7c93"/>
    </style:style>
    <style:style style:name="P14" style:family="paragraph" style:parent-style-name="Standard">
      <style:text-properties officeooo:rsid="0017813a" officeooo:paragraph-rsid="0017813a"/>
    </style:style>
    <style:style style:name="P15" style:family="paragraph" style:parent-style-name="Standard" style:list-style-name="L1">
      <style:text-properties officeooo:rsid="0017813a" officeooo:paragraph-rsid="0024120d"/>
    </style:style>
    <style:style style:name="P16" style:family="paragraph" style:parent-style-name="Standard">
      <style:text-properties officeooo:rsid="001a50cc" officeooo:paragraph-rsid="001a50cc"/>
    </style:style>
    <style:style style:name="P17" style:family="paragraph" style:parent-style-name="Standard">
      <style:text-properties officeooo:rsid="001d6b4b" officeooo:paragraph-rsid="001d6b4b"/>
    </style:style>
    <style:style style:name="P18" style:family="paragraph" style:parent-style-name="Standard" style:list-style-name="L8">
      <style:text-properties officeooo:rsid="001d6b4b" officeooo:paragraph-rsid="001d6b4b"/>
    </style:style>
    <style:style style:name="P19" style:family="paragraph" style:parent-style-name="Standard" style:list-style-name="L9">
      <style:text-properties officeooo:rsid="001d6b4b" officeooo:paragraph-rsid="0024120d"/>
    </style:style>
    <style:style style:name="P20" style:family="paragraph" style:parent-style-name="Standard" style:list-style-name="L6">
      <style:text-properties officeooo:rsid="001ea174" officeooo:paragraph-rsid="0024120d"/>
    </style:style>
    <style:style style:name="P21" style:family="paragraph" style:parent-style-name="Standard">
      <style:text-properties officeooo:rsid="001ea174" officeooo:paragraph-rsid="001ea174"/>
    </style:style>
    <style:style style:name="P22" style:family="paragraph" style:parent-style-name="Standard">
      <style:text-properties officeooo:rsid="00205695" officeooo:paragraph-rsid="00205695"/>
    </style:style>
    <style:style style:name="P23" style:family="paragraph" style:parent-style-name="Standard">
      <style:text-properties officeooo:rsid="001d865b" officeooo:paragraph-rsid="0024120d"/>
    </style:style>
    <style:style style:name="P24" style:family="paragraph" style:parent-style-name="Standard">
      <style:text-properties fo:color="#ff0000" officeooo:rsid="001d865b" officeooo:paragraph-rsid="0024120d"/>
    </style:style>
    <style:style style:name="P25" style:family="paragraph" style:parent-style-name="Standard">
      <style:text-properties fo:color="#00a933" officeooo:rsid="001d865b" officeooo:paragraph-rsid="0024120d"/>
    </style:style>
    <style:style style:name="P26" style:family="paragraph" style:parent-style-name="Standard">
      <style:text-properties fo:color="#2a6099" officeooo:rsid="001d865b" officeooo:paragraph-rsid="0024120d"/>
    </style:style>
    <style:style style:name="P27" style:family="paragraph" style:parent-style-name="Standard" style:list-style-name="L10">
      <style:text-properties officeooo:rsid="002a117b" officeooo:paragraph-rsid="002a117b"/>
    </style:style>
    <style:style style:name="P2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d865b" officeooo:paragraph-rsid="0024120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02a2de0" officeooo:paragraph-rsid="002a2de0"/>
    </style:style>
    <style:style style:name="P31" style:family="paragraph" style:parent-style-name="Heading_20_1">
      <style:text-properties officeooo:rsid="00275c4e" officeooo:paragraph-rsid="00275c4e"/>
    </style:style>
    <style:style style:name="P32" style:family="paragraph" style:parent-style-name="Heading_20_3">
      <style:text-properties fo:color="#ff0000"/>
    </style:style>
    <style:style style:name="P33" style:family="paragraph" style:parent-style-name="Heading_20_3">
      <style:text-properties fo:color="#00a933"/>
    </style:style>
    <style:style style:name="P34" style:family="paragraph" style:parent-style-name="Heading_20_3">
      <style:text-properties fo:color="#2a6099"/>
    </style:style>
    <style:style style:name="P35" style:family="paragraph" style:parent-style-name="Heading_20_2">
      <style:text-properties officeooo:rsid="002a2de0" officeooo:paragraph-rsid="002a2de0"/>
    </style:style>
    <style:style style:name="P36" style:family="paragraph" style:parent-style-name="Heading_20_2">
      <style:text-properties officeooo:rsid="002ac8d4" officeooo:paragraph-rsid="002ac8d4"/>
    </style:style>
    <style:style style:name="P37" style:family="paragraph" style:parent-style-name="Text_20_body" style:list-style-name="L11">
      <style:text-properties officeooo:rsid="002a2de0" officeooo:paragraph-rsid="002a2de0"/>
    </style:style>
    <style:style style:name="P38" style:family="paragraph" style:parent-style-name="Text_20_body" style:list-style-name="L12">
      <style:text-properties officeooo:rsid="002ac8d4" officeooo:paragraph-rsid="002ac8d4"/>
    </style:style>
    <style:style style:name="P39" style:family="paragraph" style:parent-style-name="Text_20_body" style:list-style-name="L11">
      <style:text-properties officeooo:rsid="002bae11" officeooo:paragraph-rsid="002bae11"/>
    </style:style>
    <style:style style:name="P40" style:family="paragraph" style:parent-style-name="Text_20_body" style:list-style-name="L12">
      <style:text-properties officeooo:rsid="002bae11" officeooo:paragraph-rsid="002bae11"/>
    </style:style>
    <style:style style:name="P41" style:family="paragraph" style:parent-style-name="Text_20_body" style:list-style-name="L12">
      <style:text-properties officeooo:rsid="002bea35" officeooo:paragraph-rsid="002bea35"/>
    </style:style>
    <style:style style:name="P42" style:family="paragraph" style:parent-style-name="Text_20_body" style:list-style-name="L12">
      <style:text-properties officeooo:rsid="002cb75b" officeooo:paragraph-rsid="002cb75b"/>
    </style:style>
    <style:style style:name="P43" style:family="paragraph" style:parent-style-name="Text_20_body" style:list-style-name="L11">
      <style:text-properties officeooo:rsid="00318a20" officeooo:paragraph-rsid="00318a20"/>
    </style:style>
    <style:style style:name="P44" style:family="paragraph" style:parent-style-name="Text_20_body" style:list-style-name="L11">
      <style:text-properties officeooo:rsid="0032f5c1" officeooo:paragraph-rsid="0032f5c1"/>
    </style:style>
    <style:style style:name="P45" style:family="paragraph" style:parent-style-name="Text_20_body" style:list-style-name="L12">
      <style:text-properties officeooo:rsid="003a5e37" officeooo:paragraph-rsid="003a5e37"/>
    </style:style>
    <style:style style:name="P46" style:family="paragraph" style:parent-style-name="Text_20_body" style:list-style-name="L12">
      <style:text-properties officeooo:rsid="003bfc62" officeooo:paragraph-rsid="003bfc62"/>
    </style:style>
    <style:style style:name="T1" style:family="text">
      <style:text-properties officeooo:rsid="001348b8"/>
    </style:style>
    <style:style style:name="T2" style:family="text">
      <style:text-properties officeooo:rsid="0014ff94"/>
    </style:style>
    <style:style style:name="T3" style:family="text">
      <style:text-properties officeooo:rsid="0017813a"/>
    </style:style>
    <style:style style:name="T4" style:family="text">
      <style:text-properties officeooo:rsid="00197782"/>
    </style:style>
    <style:style style:name="T5" style:family="text">
      <style:text-properties officeooo:rsid="001a21bc"/>
    </style:style>
    <style:style style:name="T6" style:family="text">
      <style:text-properties officeooo:rsid="001a50cc"/>
    </style:style>
    <style:style style:name="T7" style:family="text">
      <style:text-properties officeooo:rsid="001d6b4b"/>
    </style:style>
    <style:style style:name="T8" style:family="text">
      <style:text-properties officeooo:rsid="001ea174"/>
    </style:style>
    <style:style style:name="T9" style:family="text">
      <style:text-properties officeooo:rsid="001f22d5"/>
    </style:style>
    <style:style style:name="T10" style:family="text">
      <style:text-properties officeooo:rsid="0020c5d5"/>
    </style:style>
    <style:style style:name="T11" style:family="text">
      <style:text-properties fo:color="#2a6099"/>
    </style:style>
    <style:style style:name="T12" style:family="text">
      <style:text-properties officeooo:rsid="00275c4e"/>
    </style:style>
    <style:style style:name="T13" style:family="text">
      <style:text-properties officeooo:rsid="00282416"/>
    </style:style>
    <style:style style:name="T14" style:family="text">
      <style:text-properties officeooo:rsid="002d9b5b"/>
    </style:style>
    <style:style style:name="T15" style:family="text">
      <style:text-properties officeooo:rsid="00323f01"/>
    </style:style>
    <style:style style:name="T16" style:family="text">
      <style:text-properties officeooo:rsid="003cc9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agle Project Workday <text:span text:style-name="T12">Information</text:span></text:p>
      <text:p text:style-name="Subtitle">12:30pm – 05:30pm Saturday, August 3, 2019</text:p>
      <text:h text:style-name="P31" text:outline-level="1">Agenda</text:h>
      <text:p text:style-name="P1"/>
      <text:p text:style-name="P1"><text:span text:style-name="T4">12:35p</text:span>m – <text:span text:style-name="T10">allow</text:span> people time to arrive</text:p>
      <text:p text:style-name="P1"/>
      <text:p text:style-name="P22">12:40pm – open with a prayer</text:p>
      <text:p text:style-name="P1"/>
      <text:p text:style-name="P1"><text:span text:style-name="T4">12:45pm</text:span> – <text:span text:style-name="T3">give a briefing on the project</text:span></text:p>
      <text:p text:style-name="P1"/>
      <text:p text:style-name="P14"><text:span text:style-name="T4">12:50p</text:span>m – give a safety briefing</text:p>
      <text:p text:style-name="P14"/>
      <text:p text:style-name="P14"><text:span text:style-name="T4">12:55p</text:span>m – assign volunteers to groups</text:p>
      <text:p text:style-name="P1"/>
      <text:p text:style-name="P1"><text:span text:style-name="T4">01:00p</text:span>m –</text:p>
      <text:p text:style-name="P1"/>
      <text:list xml:id="list3860241482" text:style-name="L1">
        <text:list-item>
          <text:p text:style-name="P15">get wood out of the troop trailer <text:span text:style-name="T5">[Group C]</text:span></text:p>
        </text:list-item>
        <text:list-item>
          <text:p text:style-name="P8">assign people to map foundation and mark spots <text:span text:style-name="T1">[Group A, Group B]</text:span></text:p>
        </text:list-item>
      </text:list>
      <text:p text:style-name="P2"/>
      <text:p text:style-name="P2"><text:span text:style-name="T6">02:00p</text:span>m –</text:p>
      <text:list xml:id="list3507502147" text:style-name="L2">
        <text:list-item>
          <text:p text:style-name="P10">take a 10-min break</text:p>
        </text:list-item>
      </text:list>
      <text:p text:style-name="P3"/>
      <text:p text:style-name="P3"><text:span text:style-name="T6">02:10p</text:span>m –</text:p>
      <text:list xml:id="list40161023" text:style-name="L3">
        <text:list-item>
          <text:p text:style-name="P11">assign people to dig foundation holes <text:span text:style-name="T1">[All]</text:span></text:p>
        </text:list-item>
      </text:list>
      <text:p text:style-name="P4"/>
      <text:p text:style-name="P5"><text:span text:style-name="T7">03:10</text:span>pm –</text:p>
      <text:list xml:id="list2348158596" text:style-name="L5">
        <text:list-item>
          <text:p text:style-name="P6">take a break for lunch</text:p>
        </text:list-item>
      </text:list>
      <text:p text:style-name="P5"/>
      <text:p text:style-name="P16"><text:span text:style-name="T7">0</text:span>3:30pm –</text:p>
      <text:list xml:id="list3626511141" text:style-name="L7">
        <text:list-item>
          <text:p text:style-name="P12">assign people to put 4x4s in foundation holes. <text:span text:style-name="T1">p</text:span>ut in cement <text:span text:style-name="T2">[Group C, Group B]</text:span></text:p>
        </text:list-item>
        <text:list-item>
          <text:p text:style-name="P9">assign people to <text:span text:style-name="T1">make wood cuts,</text:span> assemble frame <text:span text:style-name="T1">[Group A]</text:span></text:p>
        </text:list-item>
      </text:list>
      <text:p text:style-name="P5"/>
      <text:p text:style-name="P17">04:30pm –</text:p>
      <text:list xml:id="list3626427906" text:style-name="L8">
        <text:list-item>
          <text:p text:style-name="P18">take a 10-min break</text:p>
        </text:list-item>
      </text:list>
      <text:p text:style-name="P17"/>
      <text:p text:style-name="P17">04:40pm –</text:p>
      <text:list xml:id="list129385225" text:style-name="L9">
        <text:list-item>
          <text:p text:style-name="P19">route everyone to make wood cuts, assemble frame [<text:span text:style-name="T13">All</text:span>] </text:p>
        </text:list-item>
      </text:list>
      <text:p text:style-name="P5"/>
      <text:p text:style-name="P5"><text:span text:style-name="T8">5:15</text:span>pm –</text:p>
      <text:list xml:id="list900982037" text:style-name="L6">
        <text:list-item>
          <text:p text:style-name="P20">clean up worksite <text:span text:style-name="T9">[All]</text:span></text:p>
        </text:list-item>
      </text:list>
      <text:p text:style-name="P21"/>
      <text:p text:style-name="P21">5:30pm –</text:p>
      <text:list xml:id="list4071028216" text:style-name="L10">
        <text:list-item>
          <text:p text:style-name="P27">close with a prayer and dismiss</text:p>
        </text:list-item>
      </text:list>
      <text:h text:style-name="P29" text:outline-level="1">Workers</text:h>
      <text:p text:style-name="P23"/>
      <text:p text:style-name="P23">Dan Walton (Supervising)</text:p>
      <text:p text:style-name="P23"/>
      <text:p text:style-name="P23">Mark Nifakos (Leading)</text:p>
      <text:p text:style-name="P28"/>
      <text:p text:style-name="P23"/>
      <text:h text:style-name="P32" text:outline-level="3">Group A</text:h>
      <text:p text:style-name="P23"/>
      <text:p text:style-name="P24">Will Nifakos</text:p>
      <text:p text:style-name="P24"/>
      <text:p text:style-name="P24">Mark Isbell</text:p>
      <text:p text:style-name="P24"/>
      <text:h text:style-name="P33" text:outline-level="3">Group B</text:h>
      <text:p text:style-name="P23"/>
      <text:p text:style-name="P25">Connor McMillan</text:p>
      <text:p text:style-name="P25"/>
      <text:p text:style-name="P25">Garret Rogers</text:p>
      <text:p text:style-name="P25"/>
      <text:h text:style-name="P34" text:outline-level="3">Group C</text:h>
      <text:p text:style-name="P23"/>
      <text:p text:style-name="P26">Maddox Jurgensen</text:p>
      <text:p text:style-name="P26"/>
      <text:p text:style-name="P23"><text:span text:style-name="T11">Rylan Andrews</text:span></text:p>
      <text:p text:style-name="P23"><text:span text:style-name="T11"/></text:p>
      <text:h text:style-name="P30" text:outline-level="1">Materials and Tools</text:h>
      <text:h text:style-name="P35" text:outline-level="2">Materials:</text:h>
      <text:list xml:id="list3155131027" text:style-name="L11">
        <text:list-item>
          <text:p text:style-name="P37">4-4x4x12’ lumber</text:p>
        </text:list-item>
        <text:list-item>
          <text:p text:style-name="P39">1lb-#8 2in Exterior Screws</text:p>
        </text:list-item>
        <text:list-item>
          <text:p text:style-name="P43"><text:span text:style-name="T15">21</text:span>-2x4x8’ lumber</text:p>
        </text:list-item>
        <text:list-item>
          <text:p text:style-name="P43">2-2x4x12’ lumber</text:p>
        </text:list-item>
        <text:list-item>
          <text:p text:style-name="P44">4 bags Heavy Duty Cement</text:p>
        </text:list-item>
      </text:list>
      <text:h text:style-name="P36" text:outline-level="2">Tools:</text:h>
      <text:list xml:id="list3670559689" text:style-name="L12">
        <text:list-item>
          <text:p text:style-name="P38">Compound saw</text:p>
        </text:list-item>
        <text:list-item>
          <text:p text:style-name="P45">Hand <text:span text:style-name="T16">s</text:span>aw</text:p>
        </text:list-item>
        <text:list-item>
          <text:p text:style-name="P46">4 saw horses</text:p>
        </text:list-item>
        <text:list-item>
          <text:p text:style-name="P40">Drill <text:span text:style-name="T14">and drill bits</text:span></text:p>
        </text:list-item>
        <text:list-item>
          <text:p text:style-name="P40">Triangle</text:p>
        </text:list-item>
        <text:list-item>
          <text:p text:style-name="P40">Level</text:p>
        </text:list-item>
        <text:list-item>
          <text:p text:style-name="P40">Tape <text:span text:style-name="T16">m</text:span>easure</text:p>
        </text:list-item>
        <text:list-item>
          <text:p text:style-name="P40">Pencil/Marker</text:p>
        </text:list-item>
        <text:list-item>
          <text:p text:style-name="P41">Twine</text:p>
        </text:list-item>
        <text:list-item>
          <text:p text:style-name="P41">Wooden <text:span text:style-name="T16">s</text:span>takes</text:p>
        </text:list-item>
        <text:list-item>
          <text:p text:style-name="P41">Mallet</text:p>
        </text:list-item>
        <text:list-item>
          <text:p text:style-name="P42">Spray <text:span text:style-name="T16">p</text:span>ai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9:58:29.406000000</meta:creation-date>
    <dc:date>2019-08-02T17:23:05.133000000</dc:date>
    <meta:editing-duration>PT5H41M10S</meta:editing-duration>
    <meta:editing-cycles>38</meta:editing-cycles>
    <meta:generator>LibreOffice/6.1.6.3$Windows_X86_64 LibreOffice_project/5896ab1714085361c45cf540f76f60673dd96a72</meta:generator>
    <meta:document-statistic meta:table-count="0" meta:image-count="0" meta:object-count="0" meta:page-count="3" meta:paragraph-count="60" meta:word-count="228" meta:character-count="1230" meta:non-whitespace-character-count="1074"/>
  </office:meta>
</office:document-meta>
</file>